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74cm" fo:border-left="none" fo:border-right="none" fo:border-top="none" fo:border-bottom="0.035cm solid #000000" style:join-border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fo:font-style="normal" style:font-style-asian="normal" style:font-style-complex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2"><text:span text:style-name="T1">Ehcache 1.4.0 Guide &amp; Reference</text:span><text:line-break/><text:line-break/><text:span text:style-name="T2">First Edition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Unix OpenOffice.org_project/680m6$Build-9095</meta:generator>
    <meta:initial-creator>Greg Luck</meta:initial-creator>
    <meta:creation-date>2007-11-28T21:24:00</meta:creation-date>
    <dc:creator>Greg Luck</dc:creator>
    <dc:date>2007-11-28T21:28:28</dc:date>
    <dc:language>en-AU</dc:language>
    <meta:editing-cycles>3</meta:editing-cycles>
    <meta:editing-duration>PT4M2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1" meta:word-count="6" meta:character-count="46"/>
  </office:meta>
</office:document-meta>
</file>